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44.47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3"/>
        <table:table-column table:style-name="co3" table:number-columns-repeated="4" table:default-cell-style-name="ce4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Alum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ette Barra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rnanda Barr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mon Barro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remi Burgos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la Castillo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ynthia de la Fuente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audina Escalona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ianela Fernandez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gnacio Garcia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lliam Gatic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andro Molina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laudio Parra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talia Retamal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lange Romero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enda Sanhueza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fael Sanhueza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blo Torres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rancisco Villegas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andro Yévenes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abian Yévenes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23:38:18.064363470</meta:creation-date>
    <meta:print-date>2016-04-11T23:43:41.066459067</meta:print-date>
    <dc:date>2016-04-11T23:50:55.749221470</dc:date>
    <meta:editing-duration>PT12M37S</meta:editing-duration>
    <meta:editing-cycles>1</meta:editing-cycles>
    <meta:document-statistic meta:table-count="1" meta:cell-count="52" meta:object-count="0"/>
    <meta:generator>LibreOffice/5.0.3.2$Linux_X86_64 LibreOffice_project/00m0$Build-2</meta:generator>
  </office:meta>
</office:document-meta>
</file>